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E3DDC26B85EE15BB.png" manifest:media-type="image/png"/>
  <manifest:file-entry manifest:full-path="Pictures/100005810000031A0000031A90A9BB170713D465.svg" manifest:media-type="image/svg+xml"/>
  <manifest:file-entry manifest:full-path="Pictures/100000010000001E0000001E9BD1A5850EA0AEEF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c38a0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e8aa5aa"/>
    </style:style>
    <style:style style:name="P48" style:family="paragraph" style:parent-style-name="Standard">
      <style:text-properties officeooo:rsid="0e8aa5aa" officeooo:paragraph-rsid="0e8aa5aa"/>
    </style:style>
    <style:style style:name="P49" style:family="paragraph" style:parent-style-name="Standard">
      <style:text-properties officeooo:rsid="0e8aa5aa"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2" style:family="paragraph" style:parent-style-name="Footnote">
      <style:text-properties officeooo:rsid="043ccc66" officeooo:paragraph-rsid="0e849f1d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Footnote">
      <style:text-properties officeooo:paragraph-rsid="0f12f362"/>
    </style:style>
    <style:style style:name="P57" style:family="paragraph" style:parent-style-name="Standard">
      <style:text-properties officeooo:paragraph-rsid="0f99f89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c3b2a9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text-properties officeooo:paragraph-rsid="0fad1a3f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101fb94a"/>
    </style:style>
    <style:style style:name="P71" style:family="paragraph" style:parent-style-name="Standard">
      <style:text-properties officeooo:paragraph-rsid="10245b8e"/>
    </style:style>
    <style:style style:name="P72" style:family="paragraph" style:parent-style-name="Standard">
      <style:text-properties officeooo:paragraph-rsid="10259f28"/>
    </style:style>
    <style:style style:name="P73" style:family="paragraph" style:parent-style-name="Standard">
      <style:text-properties officeooo:paragraph-rsid="10279665"/>
    </style:style>
    <style:style style:name="P74" style:family="paragraph" style:parent-style-name="Standard">
      <style:text-properties officeooo:rsid="104324ed" officeooo:paragraph-rsid="102a6057"/>
    </style:style>
    <style:style style:name="P75" style:family="paragraph" style:parent-style-name="Standard">
      <style:text-properties officeooo:paragraph-rsid="103f66d8"/>
    </style:style>
    <style:style style:name="P76" style:family="paragraph" style:parent-style-name="Standard">
      <style:text-properties officeooo:paragraph-rsid="103fdc47"/>
    </style:style>
    <style:style style:name="P77" style:family="paragraph" style:parent-style-name="Standard">
      <style:text-properties officeooo:paragraph-rsid="104f81b5"/>
    </style:style>
    <style:style style:name="P78" style:family="paragraph" style:parent-style-name="Standard">
      <style:text-properties officeooo:rsid="101e3872" officeooo:paragraph-rsid="10505b46"/>
    </style:style>
    <style:style style:name="P79" style:family="paragraph" style:parent-style-name="Standard">
      <style:text-properties officeooo:paragraph-rsid="1057599b"/>
    </style:style>
    <style:style style:name="P80" style:family="paragraph" style:parent-style-name="Standard">
      <style:text-properties officeooo:paragraph-rsid="10589da9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Footnote">
      <style:text-properties officeooo:paragraph-rsid="107b5934"/>
    </style:style>
    <style:style style:name="P84" style:family="paragraph" style:parent-style-name="Footnote">
      <style:text-properties officeooo:paragraph-rsid="108b0ed7"/>
    </style:style>
    <style:style style:name="P85" style:family="paragraph" style:parent-style-name="Standard">
      <style:text-properties officeooo:paragraph-rsid="108d6c50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8" style:family="paragraph" style:parent-style-name="Standard">
      <style:text-properties officeooo:paragraph-rsid="10925ad5"/>
    </style:style>
    <style:style style:name="P89" style:family="paragraph" style:parent-style-name="Standard">
      <style:text-properties officeooo:paragraph-rsid="0ff4e58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0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style:use-window-font-color="true" loext:opacity="0%" style:font-name="Liberation Sans" officeooo:rsid="047da547"/>
    </style:style>
    <style:style style:name="T2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officeooo:rsid="04473353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font-size="10pt" officeooo:rsid="04473353" style:font-size-asian="10pt" style:font-size-complex="10pt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9eddc6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3" style:family="text">
      <style:text-properties style:text-line-through-style="none" style:text-line-through-type="none" fo:language="nl" fo:country="NL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4" style:family="text">
      <style:text-properties officeooo:rsid="0f0ca65a"/>
    </style:style>
    <style:style style:name="T265" style:family="text">
      <style:text-properties officeooo:rsid="0aace3cd"/>
    </style:style>
    <style:style style:name="T266" style:family="text">
      <style:text-properties officeooo:rsid="0f95a7a0"/>
    </style:style>
    <style:style style:name="T267" style:family="text">
      <style:text-properties officeooo:rsid="0f8f58bd"/>
    </style:style>
    <style:style style:name="T268" style:family="text">
      <style:text-properties style:font-name="Ubuntu1" fo:font-size="10pt" officeooo:rsid="04473353" style:font-size-asian="10pt" style:font-size-complex="10pt"/>
    </style:style>
    <style:style style:name="T269" style:family="text">
      <style:text-properties style:text-underline-style="none"/>
    </style:style>
    <style:style style:name="T270" style:family="text">
      <style:text-properties officeooo:rsid="108e61e7"/>
    </style:style>
    <style:style style:name="T271" style:family="text">
      <style:text-properties style:text-underline-style="solid" style:text-underline-width="auto" style:text-underline-color="font-color"/>
    </style:style>
    <style:style style:name="T272" style:family="text">
      <style:text-properties style:text-underline-style="solid" style:text-underline-width="auto" style:text-underline-color="font-color" officeooo:rsid="0feb9a57"/>
    </style:style>
    <style:style style:name="T273" style:family="text">
      <style:text-properties officeooo:rsid="0ffa97b0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T153">C</text:span><text:span text:style-name="T152">hecklist voor </text:span><text:span text:style-name="T154">de installatie</text:span><text:span text:style-name="T152"> van </text:span><text:span text:style-name="T152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8">LTS</text:span><text:span text:style-name="T156"><text:note text:id="ftn1" text:note-class="footnote"><text:note-citation>1</text:note-citation><text:note-body><text:p text:style-name="P22"><text:span text:style-name="T190">LTS</text:span><text:span text:style-name="T196"> </text:span><text:span text:style-name="T197">staat voor</text:span><text:span text:style-name="T198"> </text:span><text:span text:style-name="T190">Long-Term Support, langetermijnondersteuning, </text:span><text:span text:style-name="T199">en </text:span><text:span text:style-name="T201">d</text:span><text:span text:style-name="T199">eze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Strong_20_Emphasis"><text:span text:style-name="T186"> </text:span></text:span><text:span text:style-name="T207"><text:user-field-get text:name="Edition">Server</text:user-field-get></text:span><text:span text:style-name="T212"><text:s/></text:span><text:span text:style-name="T202">(codenaam </text:span><text:span text:style-name="T204">bookworm</text:span><text:span text:style-name="T202">) </text:span><text:span text:style-name="T197">van</text:span><text:span text:style-name="T200"> </text:span><text:span text:style-name="T204">juni</text:span><text:span text:style-name="T193"> </text:span><text:span text:style-name="Strong_20_Emphasis"><text:span text:style-name="T114"><text:user-field-get text:name="Releaseyear">2023</text:user-field-get></text:span></text:span><text:span text:style-name="T193"><text:s/></text:span><text:span text:style-name="T190">wordt </text:span><text:span text:style-name="T194">vijf</text:span><text:span text:style-name="T190"> jaar onder</text:span><text:span text:style-name="T203">steund</text:span><text:span text:style-name="T195"> </text:span><text:span text:style-name="T190">tot </text:span><text:span text:style-name="T204">juni</text:span><text:span text:style-name="T191"> </text:span><text:span text:style-name="T190">202</text:span><text:span text:style-name="T204">8</text:span><text:span text:style-name="T192">.</text:span></text:p></text:note-body></text:note></text:span><text:span text:style-name="T157"> </text:span><text:span text:style-name="T157"><text:user-field-get text:name="Edition">Server</text:user-field-get></text:span><text:span text:style-name="T211">.</text:span></text:p>
      <text:p text:style-name="P36"/>
      <text:p text:style-name="P35"><text:span text:style-name="T14">Vul </text:span><text:span text:style-name="T15">achter</text:span><text:span text:style-name="T12"> de </text:span><text:span text:style-name="Definition"><text:span text:style-name="T264">ONDERSTREEPTE</text:span></text:span><text:span text:style-name="T1"> </text:span><text:span text:style-name="T13">woorden</text:span><text:span text:style-name="T12"> het</text:span><text:span text:style-name="Strong_20_Emphasis"><text:span text:style-name="T262"> </text:span></text:span><text:span text:style-name="Strong_20_Emphasis"><text:span text:style-name="T261">tekstvak</text:span></text:span><text:span text:style-name="T13"> </text:span><text:span text:style-name="T14">in,</text:span><text:span text:style-name="T13"> </text:span><text:span text:style-name="T213">zie </text:span><text:span text:style-name="T248">[</text:span><text:span text:style-name="T213">toelichting</text:span><text:span text:style-name="T248">]</text:span><text:span text:style-name="T13">:</text:span></text:p>
      <text:p text:style-name="P27"><text:span text:style-name="Definition"><text:span text:style-name="T17">GEBRUIKER</text:span></text:span><text:span text:style-name="T221"><text:tab/><text:tab/></text:span><text:span text:style-name="T247"> <text:tab/><text:tab/></text:span><text:span text:style-name="T222"><draw:control text:anchor-type="as-char" svg:y="-0.4cm" draw:z-index="18" draw:name="Gebruiker 3" draw:style-name="gr2" draw:text-style-name="P96" svg:width="6.4cm" svg:height="0.6cm" draw:control="control17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, bijv. </text:span><text:span text:style-name="T218">J</text:span><text:span text:style-name="T245">a</text:span><text:span text:style-name="T218">n </text:span><text:span text:style-name="T245">Jansen</text:span><text:span text:style-name="T246">]</text:span></text:p>
      <text:p text:style-name="P85"><text:span text:style-name="Definition"><text:span text:style-name="T215">g</text:span></text:span><text:span text:style-name="Definition">ebruikersnaam</text:span><text:span text:style-name="Definition"><text:span text:style-name="T269"><text:tab/></text:span></text:span><text:span text:style-name="T214"><draw:control text:anchor-type="as-char" svg:y="-0.4cm" draw:z-index="19" draw:name="Gberuikersnaam 3" draw:style-name="gr2" draw:text-style-name="P96" svg:width="6.4cm" svg:height="0.6cm" draw:control="control18"><svg:title>Gebruikersnaam</svg:title><svg:desc>Korte naam, bijv. jan</svg:desc></draw:control></text:span><text:span text:style-name="T214"><text:tab/> <text:s text:c="2"/></text:span><text:span text:style-name="T5">[</text:span><text:span text:style-name="T6">K</text:span><text:span text:style-name="T4">orte naam, bijv. </text:span><text:span text:style-name="T175">j</text:span><text:span text:style-name="T176">a</text:span><text:span text:style-name="T175">n</text:span><text:span text:style-name="T177">]</text:span></text:p>
      <text:p text:style-name="P27"><text:span text:style-name="Definition"><text:span text:style-name="T270">server</text:span></text:span><text:span text:style-name="Definition">NAAM</text:span><text:span text:style-name="T225"><text:tab/><text:tab/><text:tab/></text:span><draw:control text:anchor-type="as-char" svg:y="-0.4cm" draw:z-index="20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28">[</text:span><text:span text:style-name="T229">N</text:span><text:span text:style-name="T226">aam van de </text:span><text:span text:style-name="T232">serv</text:span><text:span text:style-name="T226">e</text:span><text:span text:style-name="T227">r, </text:span><text:span text:style-name="T230">bijv. </text:span><text:span text:style-name="T232">sv</text:span><text:span text:style-name="T231">02</text:span><text:span text:style-name="T228">]</text:span></text:p>
      <text:p text:style-name="P27"><text:span text:style-name="Definition"><text:span text:style-name="T234">GEBRUIKER</text:span></text:span><text:span text:style-name="Definition"><text:span text:style-name="T244"><text:tab/></text:span></text:span><text:span text:style-name="T233"><text:tab/></text:span><text:span text:style-name="T247"> <text:tab/><text:tab/></text:span><text:span text:style-name="T222"><draw:control text:anchor-type="as-char" svg:y="-0.4cm" draw:z-index="21" draw:name="Gebruiker 4" draw:style-name="gr2" draw:text-style-name="P96" svg:width="6.4cm" svg:height="0.6cm" draw:control="control20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 </text:span><text:span text:style-name="T219">evt. 2</text:span><text:span text:style-name="T249">e</text:span><text:span text:style-name="T217"> gebruiker</text:span><text:span text:style-name="T220">]</text:span></text:p>
      <text:p text:style-name="P85"><text:span text:style-name="Definition"><text:span text:style-name="T234">GEBRUIKERSN</text:span></text:span><text:span text:style-name="Definition"><text:span text:style-name="T235">aa</text:span></text:span><text:span text:style-name="Definition"><text:span text:style-name="T234">M</text:span></text:span><text:span text:style-name="Definition"><text:span text:style-name="T244"><text:tab/></text:span></text:span><text:span text:style-name="T214"><draw:control text:anchor-type="as-char" svg:y="-0.4cm" draw:z-index="22" draw:name="Gberuikersnaam 4" draw:style-name="gr2" draw:text-style-name="P96" svg:width="6.4cm" svg:height="0.6cm" draw:control="control21"><svg:title>Gebruikersnaam</svg:title><svg:desc>Korte naam, bijv. jan</svg:desc></draw:control></text:span><text:span text:style-name="T214"><text:tab/> <text:s text:c="2"/></text:span><text:span text:style-name="T237">[</text:span><text:span text:style-name="T238">K</text:span><text:span text:style-name="T236">orte naam</text:span><text:span text:style-name="T239"> </text:span><text:span text:style-name="T240">e</text:span><text:span text:style-name="T241">vt. 2</text:span><text:span text:style-name="T250">e</text:span><text:span text:style-name="T241"> </text:span><text:span text:style-name="T242">gebruiker</text:span><text:span text:style-name="T243">]</text:span></text:p>
      <text:p text:style-name="P26"><text:span text:style-name="T162">Vervang </text:span><text:span text:style-name="T165">de</text:span><text:span text:style-name="T162"> </text:span><text:span text:style-name="Definition"><text:span text:style-name="T18">ONDERSTREEPTE</text:span></text:span><text:span text:style-name="T162"> </text:span><text:span text:style-name="T163">woorden </text:span><text:span text:style-name="T162">in deze checklist door </text:span><text:span text:style-name="T165">d</text:span><text:span text:style-name="T167">i</text:span><text:span text:style-name="T165">e </text:span><text:span text:style-name="T166">in </text:span><text:span text:style-name="T167">het</text:span><text:span text:style-name="Strong_20_Emphasis"><text:span text:style-name="T44"> </text:span></text:span><text:span text:style-name="Strong_20_Emphasis"><text:span text:style-name="T57">tekstvak</text:span></text:span><text:span text:style-name="T162">.</text:span></text:p>
      <text:p text:style-name="P29"/>
      <text:p text:style-name="P29"/>
      <text:p text:style-name="P25"><text:span text:style-name="T173">Nieuwe installatie?</text:span><text:span text:style-name="T164"><text:tab/></text:span><text:span text:style-name="T169"></text:span><text:span text:style-name="T171"><text:tab/></text:span><text:span text:style-name="T170">B</text:span><text:span text:style-name="T164">egin bij hoofdstuk </text:span><text:span text:style-name="T173"><text:bookmark-ref text:reference-format="page" text:ref-name="__RefNumPara__4009_1271708128">2</text:bookmark-ref></text:span><text:span text:style-name="T173"><text:s text:c="2"/></text:span><text:span text:style-name="T174"><text:bookmark-ref text:reference-format="text" text:ref-name="__RefNumPara__4009_1271708128">Installatie uitvoeren</text:bookmark-ref></text:span><text:span text:style-name="T168">.</text:span></text:p>
      <text:p text:style-name="P24"><text:span text:style-name="Strong_20_Emphasis"><text:span text:style-name="T172"/></text:span></text:p>
      <text:p text:style-name="P24"><text:span text:style-name="Strong_20_Emphasis"><text:span text:style-name="T172"/></text:span></text:p>
      <text:list xml:id="list2352626322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3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1"><text:note text:id="ftn2" text:note-class="footnote"><text:note-citation>2</text:note-citation><text:note-body><text:p text:style-name="P21"><text:span text:style-name="T138">E</text:span><text:span text:style-name="T139">v</text:span><text:span text:style-name="T140">en</text:span><text:span text:style-name="T142">t</text:span><text:span text:style-name="T143">uele </text:span><text:span text:style-name="T144">extra </text:span><text:span text:style-name="Definition"><text:span text:style-name="T253">gebruiker</text:span></text:span><text:span text:style-name="T144">s aanmelden </text:span><text:span text:style-name="T145">en dezelfde stappen uitvoeren</text:span><text:span text:style-name="T141">.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8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6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3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4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6"><text:span text:style-name="Strong_20_Emphasis"><text:span text:style-name="T43">Bereid de installatie voor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5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9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85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3"/>
      <text:list xml:id="list120609843456737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4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87">Start de computer op vanaf</text:span><text:span text:style-name="T187"><text:note text:id="ftn4" text:note-class="footnote"><text:note-citation>1</text:note-citation><text:note-body><text:p text:style-name="P84"><text:span text:style-name="T130">B</text:span><text:span text:style-name="T131">ootmenu/</text:span><text:span text:style-name="T130">S</text:span><text:span text:style-name="T131">etup</text:span><text:span text:style-name="T129"> via </text:span><text:span text:style-name="T127">é</text:span><text:span text:style-name="T128">é</text:span><text:span text:style-name="T130">n van de </text:span><text:span text:style-name="Definition"><text:span text:style-name="T132">Veelgebruikte toetsen:</text:span></text:span><text:span text:style-name="Definition"><text:span text:style-name="T133"> </text:span></text:span><text:span text:style-name="User_20_Entry"><text:span text:style-name="T151">Esc</text:span></text:span><text:span text:style-name="User_20_Entry"><text:span text:style-name="T136">,</text:span></text:span><text:span text:style-name="Definition"><text:span text:style-name="T133"> </text:span></text:span><text:span text:style-name="User_20_Entry"><text:span text:style-name="T151">Delete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2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9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0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1</text:span></text:span><text:span text:style-name="User_20_Entry"><text:span text:style-name="T137">,</text:span></text:span><text:span text:style-name="Definition"><text:span text:style-name="T133"> </text:span></text:span><text:span text:style-name="Definition"><text:span text:style-name="T134">o</text:span></text:span><text:span text:style-name="Definition"><text:span text:style-name="T135">f</text:span></text:span><text:span text:style-name="Definition"><text:span text:style-name="T133"> </text:span></text:span><text:span text:style-name="User_20_Entry"><text:span text:style-name="T151">F12</text:span></text:span><text:span text:style-name="User_20_Entry"><text:span text:style-name="T137">.</text:span></text:span></text:p></text:note-body></text:note></text:span><text:span text:style-name="T187"> </text:span><text:span text:style-name="T188">een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4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Strong_20_Emphasis"><text:span text:style-name="T183">Live</text:span></text:span><text:span text:style-name="T94"><text:note text:id="ftn5" text:note-class="footnote"><text:note-citation>2</text:note-citation><text:note-body><text:p text:style-name="P23"><text:span text:style-name="T251">Vanaf een </text:span><text:span text:style-name="T266">L</text:span><text:span text:style-name="T251">ive </text:span><text:span text:style-name="T267">USB</text:span><text:span text:style-name="T265">-stick</text:span><text:span text:style-name="T268"> </text:span><text:span text:style-name="T251">kunt u opstarten en </text:span><text:span text:style-name="T254">met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werken zonder enige bestanden op de harde schijf te wijzigen en maakt ook installatie van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mogelijk.</text:span></text:p></text:note-body></text:note></text:span><text:span text:style-name="T93"> </text:span><text:span text:style-name="T97">USB</text:span><text:span text:style-name="T95">-stick</text:span><text:span text:style-name="T95"><text:note text:id="ftn6" text:note-class="footnote"><text:note-citation>3</text:note-citation><text:note-body><text:p text:style-name="P83"><text:span text:style-name="Strong_20_Emphasis"><text:span text:style-name="T115">Maak een opstartbare USB-stick</text:span></text:span><text:span text:style-name="Strong_20_Emphasis"><text:span text:style-name="T110">:<text:line-break/></text:span></text:span><text:span text:style-name="Strong_20_Emphasis"><text:span text:style-name="T107">D</text:span></text:span><text:span text:style-name="Strong_20_Emphasis"><text:span text:style-name="T100">ow</text:span></text:span><text:span text:style-name="Strong_20_Emphasis"><text:span text:style-name="T101">nload </text:span></text:span><text:span text:style-name="Strong_20_Emphasis"><text:span text:style-name="T98">e</text:span></text:span><text:span text:style-name="Strong_20_Emphasis"><text:span text:style-name="T102">e</text:span></text:span><text:span text:style-name="Strong_20_Emphasis"><text:span text:style-name="T103">n</text:span></text:span><text:span text:style-name="Strong_20_Emphasis"><text:span text:style-name="T126"> </text:span></text:span><text:span text:style-name="Strong_20_Emphasis"><text:span text:style-name="T147">CD</text:span></text:span><text:span text:style-name="Strong_20_Emphasis"><text:span text:style-name="T146">-beeldbestand</text:span></text:span><text:span text:style-name="Strong_20_Emphasis"><text:span text:style-name="T101"> </text:span></text:span><text:span text:style-name="Strong_20_Emphasis"><text:span text:style-name="T108">(.iso) </text:span></text:span><text:span text:style-name="Strong_20_Emphasis"><text:span text:style-name="T104">v</text:span></text:span><text:span text:style-name="Strong_20_Emphasis"><text:span text:style-name="T105">anaf</text:span></text:span><text:span text:style-name="Strong_20_Emphasis"><text:span text:style-name="T106"> </text:span></text:span><text:a xlink:type="simple" xlink:href="https://www.debian.org/" text:style-name="Internet_20_link" text:visited-style-name="Visited_20_Internet_20_Link"><text:span text:style-name="Strong_20_Emphasis"><text:span text:style-name="T255">debian.org</text:span></text:span></text:a><text:span text:style-name="Strong_20_Emphasis"><text:span text:style-name="T106">, </text:span></text:span><text:span text:style-name="Strong_20_Emphasis"><text:span text:style-name="T109">klik </text:span></text:span><text:span text:style-name="Strong_20_Emphasis"><text:span text:style-name="T112">achtereenvolgens op </text:span></text:span><text:span text:style-name="Strong_20_Emphasis"><text:span text:style-name="T118">Other downloads</text:span></text:span><text:span text:style-name="Strong_20_Emphasis"><text:span text:style-name="T112"> (onder Download) &gt; </text:span></text:span><text:span text:style-name="Strong_20_Emphasis"><text:span text:style-name="T118">Other live ISO</text:span></text:span><text:span text:style-name="Strong_20_Emphasis"><text:span text:style-name="T112"> (onder Try </text:span></text:span><text:span text:style-name="Strong_20_Emphasis"><text:span text:style-name="T112"><text:user-field-get text:name="Distro">Debian</text:user-field-get></text:span></text:span><text:span text:style-name="Strong_20_Emphasis"><text:span text:style-name="T112"><text:s/></text:span></text:span><text:span text:style-name="Strong_20_Emphasis"><text:span text:style-name="T113">live before installing) &gt; <text:line-break/></text:span></text:span><text:span text:style-name="Strong_20_Emphasis"><text:span text:style-name="T117">debian-live-</text:span></text:span><text:span text:style-name="Strong_20_Emphasis"><text:span text:style-name="T117"><text:user-field-get text:name="Version">12</text:user-field-get></text:span></text:span><text:span text:style-name="Strong_20_Emphasis"><text:span text:style-name="T117">...-amd64-standard.iso</text:span></text:span><text:span text:style-name="Strong_20_Emphasis"><text:span text:style-name="T113">.</text:span></text:span><text:span text:style-name="Strong_20_Emphasis"><text:span text:style-name="T101"><text:line-break/></text:span></text:span><text:span text:style-name="Strong_20_Emphasis"><text:span text:style-name="T111">De volgende stappen staan beschreven in </text:span></text:span><text:span text:style-name="Strong_20_Emphasis"><text:span text:style-name="T116">Linux informatie</text:span></text:span><text:span text:style-name="Strong_20_Emphasis"><text:span text:style-name="T111">, te vinden op </text:span>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Strong_20_Emphasis"><text:span text:style-name="T111">, onder </text:span></text:span><text:span text:style-name="Strong_20_Emphasis"><text:span text:style-name="T116">Linux</text:span></text:span><text:span text:style-name="Strong_20_Emphasis"><text:span text:style-name="T111">.</text:span>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40"><text:span text:style-name="Strong_20_Emphasis"><text:span text:style-name="T61">Selecteer</text:span></text:span><text:span text:style-name="Strong_20_Emphasis"><text:span text:style-name="T73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4" office:value-type="string">
            <text:p text:style-name="P39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12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9"><text:span text:style-name="Strong_20_Emphasis"><text:span text:style-name="T32">Bi</text:span></text:span><text:span text:style-name="Strong_20_Emphasis"><text:span text:style-name="T39">j</text:span></text:span><text:span text:style-name="Strong_20_Emphasis"><text:span text:style-name="T32"> </text:span></text:span><text:span text:style-name="Strong_20_Emphasis"><text:span text:style-name="T80">Select a language</text:span></text:span><text:span text:style-name="Strong_20_Emphasis"><text:span text:style-name="T32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7"><text:span text:style-name="Strong_20_Emphasis"><text:span text:style-name="T39">K</text:span></text:span><text:span text:style-name="Strong_20_Emphasis"><text:span text:style-name="T32">ies </text:span></text:span><text:span text:style-name="Strong_20_Emphasis"><text:span text:style-name="T83">Dutch - </text:span></text:span><text:span text:style-name="Strong_20_Emphasis"><text:span text:style-name="T84">Nederlands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5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8"><text:span text:style-name="Strong_20_Emphasis"><text:span text:style-name="T70">B</text:span></text:span><text:span text:style-name="Strong_20_Emphasis"><text:span text:style-name="T74">ij</text:span></text:span><text:span text:style-name="Strong_20_Emphasis"><text:span text:style-name="T70"> </text:span></text:span><text:span text:style-name="Strong_20_Emphasis"><text:span text:style-name="T76">Het netwerk configureren</text:span></text:span><text:span text:style-name="Strong_20_Emphasis"><text:span text:style-name="T70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1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81">C</text:span></text:span><text:span text:style-name="Strong_20_Emphasis"><text:span text:style-name="T78">omputer</text:span></text:span><text:span text:style-name="Strong_20_Emphasis"><text:span text:style-name="T81">naam</text:span></text:span><text:span text:style-name="Strong_20_Emphasis"><text:span text:style-name="T35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17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8"><text:span text:style-name="Strong_20_Emphasis"><text:span text:style-name="T74">Bij</text:span></text:span> <text:span text:style-name="T25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4"><text:span text:style-name="T209">Stel geen </text:span><text:span text:style-name="T210">Root</text:span><text:span text:style-name="T209">-wachtwoord in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0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at is </text:span></text:span><text:span text:style-name="Strong_20_Emphasis"><text:span text:style-name="T81">de volledige </text:span></text:span><text:span text:style-name="Strong_20_Emphasis"><text:span text:style-name="T77">naam </text:span></text:span><text:span text:style-name="Strong_20_Emphasis"><text:span text:style-name="T81">van de nieuwe gebruiker</text:span></text:span><text:span text:style-name="Strong_20_Emphasis"><text:span text:style-name="T77">?</text:span></text:span><text:span text:style-name="Strong_20_Emphasis"><text:span text:style-name="T33"> </text:span></text:span><text:span text:style-name="Definition"><text:span text:style-name="T7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3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</text:span></text:span><text:span text:style-name="Strong_20_Emphasis"><text:span text:style-name="T82">at is de gebruikersnaam voor uw </text:span></text:span><text:span text:style-name="Strong_20_Emphasis"><text:span text:style-name="T77"><text:s/></text:span></text:span><text:span text:style-name="Strong_20_Emphasis"><text:span text:style-name="T82">account</text:span></text:span><text:span text:style-name="Strong_20_Emphasis"><text:span text:style-name="T77">?</text:span></text:span><text:span text:style-name="Strong_20_Emphasis"><text:span text:style-name="T34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72"><text:span text:style-name="Strong_20_Emphasis"><text:span text:style-name="T38">Geef</text:span></text:span><text:span text:style-name="Strong_20_Emphasis"><text:span text:style-name="T33"> </text:span></text:span><text:span text:style-name="Strong_20_Emphasis"><text:span text:style-name="T36">tweemaal </text:span></text:span><text:span text:style-name="Strong_20_Emphasis"><text:span text:style-name="T38">een </text:span></text:span><text:span text:style-name="Strong_20_Emphasis"><text:span text:style-name="T79">wachtwoord</text:span></text:span><text:span text:style-name="Strong_20_Emphasis"><text:span text:style-name="T64">.</text:span></text:span></text:p>
          </table:table-cell>
        </table:table-row>
      </table:table>
      <text:p text:style-name="P41"><text:span text:style-name="Strong_20_Emphasis"><text:span text:style-name="T75"/></text:span></text:p>
      <text:list xml:id="list120610633101515" text:continue-numbering="true" text:style-name="L1">
        <text:list-item>
          <text:p text:style-name="P94"><text:span text:style-name="Strong_20_Emphasis"><text:span text:style-name="T87">Installatie </text:span></text:span><text:span text:style-name="Strong_20_Emphasis"><text:span text:style-name="T88">afronden</text:span></text:span></text:p>
        </text:list-item>
      </text:list>
      <text:p text:style-name="P42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6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3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1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7">sudo useradd --create-home -- comm<text:span text:style-name="T273">e</text:span>n<text:span text:style-name="T273">t</text:span> <text:span text:style-name="T159">'</text:span><text:span text:style-name="T160">gebruiker</text:span><text:span text:style-name="T159">' [--groups adm,sudo] </text:span><text:span text:style-name="T160">gebruiker</text:span><text:span text:style-name="T161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passwd <text:span text:style-name="T271">gebruiker</text:span><text:span text:style-name="T272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4" draw:name="Vorm4_ 2" draw:style-name="gr1" draw:text-style-name="P95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0">Installeer updates </text:span></text:span><text:span text:style-name="Strong_20_Emphasis"><text:span text:style-name="T28">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5">V</text:span>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8"><draw:control text:anchor-type="as-char" draw:z-index="9" draw:name="Vorm4_1" draw:style-name="gr1" draw:text-style-name="P95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7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7" draw:name="Vorm33" draw:style-name="gr1" draw:text-style-name="P95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5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8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0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0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42"><text:span text:style-name="Strong_20_Emphasis"><text:span text:style-name="T37"><text:tab/></text:span></text:span></text:p>
      <text:p text:style-name="P43"><text:span text:style-name="Strong_20_Emphasis"><text:span text:style-name="T48"><text:tab/></text:span></text:span></text:p>
      <text:list xml:id="list120611828128661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0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5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8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41"><text:note text:id="ftn8" text:note-class="footnote"><text:note-citation>1</text:note-citation><text:note-body><text:p text:style-name="P52"><text:span text:style-name="User_20_Entry"><text:span text:style-name="T99">E</text:span></text:span><text:span text:style-name="User_20_Entry"><text:span text:style-name="T119">v</text:span></text:span><text:span text:style-name="User_20_Entry"><text:span text:style-name="T120">en</text:span></text:span><text:span text:style-name="User_20_Entry"><text:span text:style-name="T122">t</text:span></text:span><text:span text:style-name="User_20_Entry"><text:span text:style-name="T123">uele </text:span></text:span><text:span text:style-name="User_20_Entry"><text:span text:style-name="T124">extra </text:span></text:span><text:span text:style-name="Definition"><text:span text:style-name="T253">gebruiker</text:span></text:span><text:span text:style-name="User_20_Entry"><text:span text:style-name="T124">s aanmelden </text:span></text:span><text:span text:style-name="User_20_Entry"><text:span text:style-name="T125">en dezelfde stappen uitvoeren</text:span></text:span><text:span text:style-name="User_20_Entry"><text:span text:style-name="T12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1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6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7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8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3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0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8"/>
      <text:p text:style-name="P6"/>
      <text:p text:style-name="P57"><text:span text:style-name="T89">E</text:span><text:span text:style-name="T90">inde c</text:span><text:span text:style-name="T91">hecklist, </text:span><text:span text:style-name="T92">d</text:span><text:span text:style-name="T91">e</text:span><text:span text:style-name="T178"> installatie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5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T178">is voltooid.</text:span></text:p>
      <text:p text:style-name="P34"/>
      <text:p text:style-name="P28"><text:span text:style-name="Emphasis"><text:span text:style-name="T25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9">Karel Zimmer</text:span></text:span></text:a><text:span text:style-name="Emphasis"><text:span text:style-name="T258">,</text:span></text:span><text:span text:style-name="Emphasis"><text:span text:style-name="T257"> </text:span></text:span><text:a xlink:type="simple" xlink:href="https://creativecommons.org/publicdomain/zero/1.0" text:style-name="Internet_20_link" text:visited-style-name="Visited_20_Internet_20_Link"><text:span text:style-name="Emphasis"><text:span text:style-name="T260">CC0 1.0</text:span></text:span></text:a><text:span text:style-name="Emphasis"><text:span text:style-name="T259"> </text:span></text:span><text:span text:style-name="Emphasis"><text:span text:style-name="T263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9BD1A5850EA0AEEF.png" xlink:type="simple" xlink:show="embed" xlink:actuate="onLoad" draw:mime-type="image/png"/></draw:frame></draw:a></text:span></text:span><text:span text:style-name="Emphasis"><text:span text:style-name="T274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3DDC26B85EE15BB.png" xlink:type="simple" xlink:show="embed" xlink:actuate="onLoad" draw:mime-type="image/png"/></draw:frame></draw:a></text:span></text:span><text:span text:style-name="Emphasis"><text:span text:style-name="T27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3-28T12:06:09.532541627">28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2:06:09.408862236</dc:date>
    <meta:keyword>Installatie</meta:keyword>
    <meta:keyword>Checklist</meta:keyword>
    <meta:keyword>Linux</meta:keyword>
    <meta:editing-cycles>6967</meta:editing-cycles>
    <meta:editing-duration>P12DT9H8M20S</meta:editing-duration>
    <meta:print-date>2021-03-23T20:07:57.967210640</meta:print-date>
    <dc:creator>Karel Zimmer</dc:creator>
    <meta:document-statistic meta:table-count="4" meta:image-count="2" meta:object-count="0" meta:page-count="4" meta:paragraph-count="89" meta:word-count="477" meta:character-count="3334" meta:non-whitespace-character-count="2888"/>
    <meta:user-defined meta:name="Info 1"/>
    <meta:user-defined meta:name="Info 2"/>
    <meta:user-defined meta:name="Info 3"/>
    <meta:user-defined meta:name="Info 4"/>
  </office:meta>
</office:document-meta>
</file>